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widows="0" fo:orphans="0" fo:break-before="page" style:text-autospace="none" fo:margin-bottom="0in" fo:line-height="0.0006in"/>
      <style:text-properties style:font-name="Times New Roman" fo:font-size="12pt" style:font-size-asian="12pt" style:font-size-complex="12pt"/>
    </style:style>
    <style:style style:name="P2" style:parent-style-name="Standard" style:family="paragraph">
      <style:paragraph-properties fo:widows="0" fo:orphans="0" style:text-autospace="none" fo:text-align="center" fo:margin-bottom="0in" fo:line-height="100%"/>
      <style:text-properties style:font-name="Cambria" fo:font-weight="bold" style:font-weight-asian="bold" style:font-weight-complex="bold" fo:color="#23B8DC" fo:font-size="13pt" style:font-size-asian="13pt" style:font-size-complex="13pt"/>
    </style:style>
    <style:style style:name="P3" style:parent-style-name="Standard" style:family="paragraph">
      <style:paragraph-properties fo:widows="0" fo:orphans="0" style:text-autospace="none" fo:text-align="center" fo:margin-bottom="0in" fo:line-height="100%"/>
      <style:text-properties style:font-name="Cambria" fo:font-weight="bold" style:font-weight-asian="bold" style:font-weight-complex="bold" fo:color="#23B8DC" fo:font-size="13pt" style:font-size-asian="13pt" style:font-size-complex="13pt"/>
    </style:style>
    <style:style style:name="P4"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5"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6"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7"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8"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9"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0"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1"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2"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3"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4"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5"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6"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7"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8"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19"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0"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1"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2"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3"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4"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5"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6"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7"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8"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29"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30"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31"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32"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33" style:parent-style-name="Standard" style:family="paragraph">
      <style:paragraph-properties style:text-autospace="none" fo:line-height="0.1388in"/>
      <style:text-properties style:font-name="Times New Roman" fo:font-size="12pt" style:font-size-asian="12pt" style:font-size-complex="12pt" fo:language="en" fo:country="US"/>
    </style:style>
    <style:style style:name="P34" style:parent-style-name="Standard" style:family="paragraph">
      <style:paragraph-properties fo:widows="0" fo:orphans="0" style:text-autospace="none" fo:margin-bottom="0in" fo:line-height="0.1388in"/>
      <style:text-properties style:font-name="Times New Roman" fo:font-size="12pt" style:font-size-asian="12pt" style:font-size-complex="12pt" fo:language="en" fo:country="US"/>
    </style:style>
    <style:style style:name="P35" style:parent-style-name="Standard" style:family="paragraph">
      <style:paragraph-properties fo:widows="0" fo:orphans="0" style:text-autospace="none" fo:margin-bottom="0in" fo:line-height="0.252in"/>
      <style:text-properties style:font-name="Times New Roman" fo:font-size="12pt" style:font-size-asian="12pt" style:font-size-complex="12pt"/>
    </style:style>
    <style:style style:name="P36" style:parent-style-name="Standard" style:family="paragraph">
      <style:paragraph-properties fo:widows="0" fo:orphans="0" style:text-autospace="none" fo:margin-bottom="0in" fo:line-height="98%" fo:margin-left="0.8611in">
        <style:tab-stops/>
      </style:paragraph-properties>
      <style:text-properties style:font-name="Times New Roman" fo:font-size="12pt" style:font-size-asian="12pt" style:font-size-complex="12pt"/>
    </style:style>
    <style:style style:name="P3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3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2"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4"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5"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6"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8"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49"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0"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1"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2"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3"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4"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5"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6"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7" style:parent-style-name="Standard" style:family="paragraph">
      <style:paragraph-properties fo:widows="0" fo:orphans="0" style:text-autospace="none" fo:margin-bottom="0in" fo:line-height="0.1388in"/>
      <style:text-properties style:font-name="Times New Roman" fo:font-size="12pt" style:font-size-asian="12pt" style:font-size-complex="12pt"/>
    </style:style>
    <style:style style:name="P58" style:parent-style-name="Standard" style:family="paragraph">
      <style:paragraph-properties fo:widows="0" fo:orphans="0" style:text-autospace="none" fo:margin-bottom="0in" fo:line-height="0.1388in"/>
      <style:text-properties style:font-name="Arial" style:font-name-complex="Arial" fo:color="#FF0000" fo:font-size="12pt" style:font-size-asian="12pt" style:font-size-complex="12pt"/>
    </style:style>
  </office:automatic-styles>
  <office:body>
    <office:text text:use-soft-page-breaks="true">
      <text:p text:style-name="P1"/>
      <text:p text:style-name="P2">Criterion A: Planning</text:p>
      <text:p text:style-name="P3"/>
      <text:p text:style-name="P4">Defining the problem</text:p>
      <text:p text:style-name="P5">I am my own client and my advisor is a university student studying Computational mathematics. He studies how computers can be used in solving mathematical problems and has agreed to advise me on my project which makes him is a suitable advisor.<text:s/></text:p>
      <text:p text:style-name="P6">I am currently working on finding the probability of advancing to each square on the Monopoly board at any point of the game, using the mathematical principle of Markov- chains. <text:s/>My advisor recognized the difficulty with this method of calculation is that it takes hundreds of matrix multiplications to find the result. <text:s/>Furthermore, he stated that the data can end up being incorrect due to human error.<text:s/></text:p>
      <text:p text:style-name="P7">A second issue is that this does not account for the problem of community and master chests which send you to other squares on the board. <text:s/>A 3rd issue is the difficulty to account for double rolls.</text:p>
      <text:p text:style-name="P8">Finally, changes in the board or number of dice, completely change the results and all calculations must be executed again. <text:s/>My advisor suggested “creating a modular monopoly game” where each variable was customizable.</text:p>
      <text:p text:style-name="P9">In discussion with my advisor, he suggested “Why don’t you just simulate a thousand games?” in our first conversation. <text:s/>I decided it would be better to simulate monopoly games to collect my results. <text:s/>In this way the results are gathered more realistically as if the game is being played and there are no calculations or assumptions. <text:s/>Furthermore, it would allow me to modify the game rules or board as I necessary, giving me the ability to test other parts of the game as well.</text:p>
      <text:p text:style-name="P10">Success Criteria:</text:p>
      <text:p text:style-name="P11">1.<text:tab/>Simulate dice rolls using two dice and <text:s/>count doubles</text:p>
      <text:p text:style-name="P12">2.<text:tab/>Count how many times each position on the board was stepped on</text:p>
      <text:p text:style-name="P13">3.<text:tab/>Have a master chest deck and chance deck that can move the player to Utility, railroad, prison<text:s/></text:p>
      <text:p text:style-name="P14">4.<text:tab/>The card picked from the deck must be from the top</text:p>
      <text:p text:style-name="P15">5.<text:tab/>Shuffle the decks after each card is taken out</text:p>
      <text:p text:style-name="P16">6.<text:tab/>Simulate the game without any user input</text:p>
      <text:p text:style-name="P17">7.<text:tab/>Let user decide how many games to simulate</text:p>
      <text:p text:style-name="P18">8.<text:tab/>Let user decide starting money</text:p>
      <text:p text:style-name="P19">9.<text:tab/>Have an option to simulate game until player has spent all the money</text:p>
      <text:p text:style-name="P20">10.<text:tab/>Count how many turns it took the player before he was bankrupt</text:p>
      <text:p text:style-name="P21">11.<text:tab/>Calculate the probability of stepping on each property is at any point of the game</text:p>
      <text:p text:style-name="P22">12.<text:tab/>Import the board from an Excel spreadsheet</text:p>
      <text:p text:style-name="P23">13.<text:tab/>Allow user to change the file with custom values</text:p>
      <text:p text:style-name="P24">14.<text:tab/>Validate the data type for each field is correct in the file before loading the board</text:p>
      <text:p text:style-name="P25">15.<text:tab/>Create a board where each Positions detail are able to be accessed after the simulation is done individually</text:p>
      <text:p text:style-name="P26">16.<text:tab/>Allow option to export results as an CSV file or Excel file</text:p>
      <text:p text:style-name="P27">17.<text:tab/>Draw a bar chart for the results collected</text:p>
      <text:p text:style-name="P28"/>
      <text:p text:style-name="P29"/>
      <text:p text:style-name="P30">Rational for proposed solution</text:p>
      <text:p text:style-name="P31">I decided that creating a python scrip to simulate games would be the best solution. Python will allow me to break down the complexity of the task into smaller tasks. It will be able to run by itself, gathering large sets of data without the users input. As I am creating it for myself, the flexibility of python will allow me to change parts of the code later to change the rules of the game without having to program the game from scratch.<text:s/></text:p>
      <text:p text:style-name="P32">Its 70000 libraries also make it much easier to use than Ruby. The command-line interface makes it easy to start and straightforward to use the program, given most of the inputs and the outputs are in the form of a .csv file there is no need for a GUI.</text:p>
      <text:p text:style-name="P33">Furthermore, Python is also a great choice as it is has no compile stage like its alternatives for example Java or Ruby. This makes it easier to create prototypes and the development process is faster. Once the project is finished, it can be ported to more sophisticated languages such as Java if necessary, making python the optimal solution for my need.<text:s/></text:p>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Arial Unicode MS" svg:font-family="Arial Unicode MS" style:font-family-generic="system"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2" style:display-name="Heading 2" style:family="paragraph" style:parent-style-name="Normal" style:next-style-name="Normal" style:default-outline-level="2">
      <style:paragraph-properties fo:keep-with-next="always" fo:keep-together="always" fo:margin-top="0.1388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style:font-name-complex="Times New Roman"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style:font-name="Calibri" style:font-name-asian="Times New Roman" style:font-name-complex="Times New Roman" fo:font-size="11pt" style:font-size-asian="11pt" style:font-size-complex="11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Tahoma" fo:hyphenate="false"/>
    </style:style>
    <style:style style:name="Caption" style:display-name="Captio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Tahoma" fo:hyphenate="false"/>
    </style:style>
    <style:style style:name="WW8Num1z2" style:display-name="WW8Num1z2" style:family="text">
      <style:text-properties style:font-name-complex="Times New Roman"/>
    </style:style>
    <style:style style:name="WW8Num2z1" style:display-name="WW8Num2z1" style:family="text">
      <style:text-properties style:font-name-complex="Times New Roman"/>
    </style:style>
    <style:style style:name="WW_CharLFO1LVL3" style:family="text">
      <style:text-properties style:font-name-complex="Times New Roman"/>
    </style:style>
    <style:style style:name="WW_CharLFO1LVL4" style:family="text">
      <style:text-properties style:font-name-complex="Times New Roman"/>
    </style:style>
    <style:style style:name="WW_CharLFO1LVL5" style:family="text">
      <style:text-properties style:font-name-complex="Times New Roman"/>
    </style:style>
    <style:style style:name="WW_CharLFO1LVL6" style:family="text">
      <style:text-properties style:font-name-complex="Times New Roman"/>
    </style:style>
    <style:style style:name="WW_CharLFO1LVL7" style:family="text">
      <style:text-properties style:font-name-complex="Times New Roman"/>
    </style:style>
    <style:style style:name="WW_CharLFO1LVL8" style:family="text">
      <style:text-properties style:font-name-complex="Times New Roman"/>
    </style:style>
    <style:style style:name="WW_CharLFO1LVL9" style:family="text">
      <style:text-properties style:font-name-complex="Times New Roman"/>
    </style:style>
    <text:list-style style:name="WW8Num1" style:display-name="WW8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number text:level="3" text:style-name="WW_CharLFO1LVL3" style:num-format="1">
        <style:list-level-properties text:list-level-position-and-space-mode="label-alignment">
          <style:list-level-label-alignment text:label-followed-by="listtab"/>
        </style:list-level-properties>
      </text:list-level-style-number>
      <text:list-level-style-number text:level="4" text:style-name="WW_CharLFO1LVL4" style:num-format="1">
        <style:list-level-properties text:list-level-position-and-space-mode="label-alignment">
          <style:list-level-label-alignment text:label-followed-by="listtab"/>
        </style:list-level-properties>
      </text:list-level-style-number>
      <text:list-level-style-number text:level="5" text:style-name="WW_CharLFO1LVL5" style:num-format="1">
        <style:list-level-properties text:list-level-position-and-space-mode="label-alignment">
          <style:list-level-label-alignment text:label-followed-by="listtab"/>
        </style:list-level-properties>
      </text:list-level-style-number>
      <text:list-level-style-number text:level="6" text:style-name="WW_CharLFO1LVL6" style:num-format="1">
        <style:list-level-properties text:list-level-position-and-space-mode="label-alignment">
          <style:list-level-label-alignment text:label-followed-by="listtab"/>
        </style:list-level-properties>
      </text:list-level-style-number>
      <text:list-level-style-number text:level="7" text:style-name="WW_CharLFO1LVL7" style:num-format="1">
        <style:list-level-properties text:list-level-position-and-space-mode="label-alignment">
          <style:list-level-label-alignment text:label-followed-by="listtab"/>
        </style:list-level-properties>
      </text:list-level-style-number>
      <text:list-level-style-number text:level="8" text:style-name="WW_CharLFO1LVL8" style:num-format="1">
        <style:list-level-properties text:list-level-position-and-space-mode="label-alignment">
          <style:list-level-label-alignment text:label-followed-by="listtab"/>
        </style:list-level-properties>
      </text:list-level-style-number>
      <text:list-level-style-number text:level="9" text:style-name="WW_CharLFO1LVL9" style:num-format="1">
        <style:list-level-properties text:list-level-position-and-space-mode="label-alignment">
          <style:list-level-label-alignment text:label-followed-by="listtab"/>
        </style:list-level-properties>
      </text:list-level-style-number>
    </text:list-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text:list-style style:name="WW8Num2" style:display-name="WW8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08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richardt</meta:initial-creator>
    <dc:creator>Marko Renic</dc:creator>
    <meta:creation-date>2011-02-06T11:20:00Z</meta:creation-date>
    <dc:date>2019-09-20T22:33:00Z</dc:date>
    <meta:template xlink:href="Normal.dotm" xlink:type="simple"/>
    <meta:editing-cycles>11</meta:editing-cycles>
    <meta:editing-duration>PT1920S</meta:editing-duration>
    <meta:document-statistic meta:page-count="2" meta:paragraph-count="7" meta:word-count="568" meta:character-count="3804" meta:row-count="27" meta:non-whitespace-character-count="3243"/>
  </office:meta>
</office:document-meta>
</file>